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abcdefg</text:p>
      <text:p text:style-name="Standard"/>
      <text:p text:style-name="Standard">yay !</text:p>
      <text:p text:style-name="Standard">YIPPIE!</text:p>
      <text:p text:style-name="Standard">:3 !!</text:p>
      <text:p text:style-name="Standard"/>
      <text:p text:style-name="Standard">PROGRESSION/STORY/FLOW OUTLINE </text:p>
      <text:p text:style-name="Standard"/>
      <text:p text:style-name="Standard">SCRIPT (rough)</text:p>
      <text:p text:style-name="Standard"/>
      <text:p text:style-name="Standard">[upon clicking on the stall for the GIRAFFE BOUNCER - name tbd - you enter the encounter screen.]</text:p>
      <text:p text:style-name="Standard">[the GIRAFFE is idle and not looking at you. he's whistling. note: we probably need some stock sound effect here, or perhaps one of us could record something?]</text:p>
      <text:p text:style-name="Standard">[two verbs in your wheel: SQUEAK and NIBBLE]</text:p>
      <text:p text:style-name="Standard">name : Gibby ?</text:p>
      <text:p text:style-name="Standard">Also I feel like this part should be in a separate area, in which you only have the giraffe</text:p>
      <text:p text:style-name="Standard"/>
      <text:p text:style-name="Standard">GIRAFFE: ...</text:p>
      <text:p text:style-name="Standard">HUD: New action: WHISTLE</text:p>
      <text:p text:style-name="Standard">upon SQUEAKing: ...</text:p>
      <text:p text:style-name="Standard">upon NIBBLing: ...ow! ...</text:p>
      <text:p text:style-name="Standard">TEXT: (He doesn't see you.)</text:p>
      <text:p text:style-name="Standard">TEXT: (Perhaps you need to step out and take a look at your ACTIONS?)</text:p>
      <text:p text:style-name="Standard"/>
      <text:p text:style-name="Standard"><text:s text:c="4"/>[note: welcoming suggestions to make this a little less obvious]</text:p>
      <text:p text:style-name="Standard"/>
      <text:p text:style-name="Standard">[EXIT button on screen glows/blinks/something]</text:p>
      <text:p text:style-name="Standard"/>
      <text:p text:style-name="Standard">[upon exiting the encounter, on the main map you now have access to the EDIT ACTION DECK button. note: welcoming suggestions for better things to call this]</text:p>
      <text:p text:style-name="Standard">[you can now click and drag (or whatever's easiest to program...) WHISTLE into your ACTION DECK.]</text:p>
      <text:p text:style-name="Standard">[upon returning to the giraffe:]</text:p>
      <text:p text:style-name="Standard"/>
      <text:p text:style-name="Standard">GIRAFFE: ...</text:p>
      <text:p text:style-name="Standard">upon WHISTLing, at any strength: ...!</text:p>
      <text:p text:style-name="Standard">HUD: +[1-4, depending on what strength the whistle was at]</text:p>
      <text:p text:style-name="Standard">[he looks directly at you.]</text:p>
      <text:p text:style-name="Standard"/>
      <text:p text:style-name="Standard"><text:s text:c="4"/>[note: perhaps the giraffe should be permanently aware of you after this, even if you exit &amp; re-enter the encounter.]</text:p>
      <text:p text:style-name="Standard"/>
      <text:p text:style-name="Standard">HUD: New action: STARE</text:p>
      <text:p text:style-name="Standard">GIRAFFE: Oh hey.</text:p>
      <text:p text:style-name="Standard">GIRAFFE: What's up?</text:p>
      <text:p text:style-name="Standard"/>
      <text:p text:style-name="Standard"><text:s text:c="4"/>[note: we will need to find a way to make it obvious when it is/isn't your turn.]</text:p>
      <text:p text:style-name="Standard"/>
      <text:p text:style-name="Standard"><text:soft-page-break/>upon SQUEAKing: A mouse, huh? Yeah, I bet you're eager to get in!</text:p>
      <text:p text:style-name="Standard"><text:s text:c="4"/>HUD: +[1-4]</text:p>
      <text:p text:style-name="Standard">upon NIBBLing: Ow! Yeah, you'll get your hands on some cheese soon enough, little guy!</text:p>
      <text:p text:style-name="Standard"/>
      <text:p text:style-name="Standard"><text:s text:c="4"/>HUD: +[1-4]</text:p>
      <text:p text:style-name="Standard"/>
      <text:p text:style-name="Standard"/>
      <text:p text:style-name="Standard"/>
      <text:p text:style-name="Standard"/>
      <text:p text:style-name="Standard"/>
      <text:p text:style-name="Standard"/>
      <text:p text:style-name="Standard">CHARACTERS </text:p>
      <text:p text:style-name="Standard"/>
      <text:p text:style-name="Standard">MOUSE </text:p>
      <text:p text:style-name="Standard"/>
      <text:p text:style-name="Standard"><text:s text:c="4"/>protagonist </text:p>
      <text:p text:style-name="Standard"/>
      <text:p text:style-name="Standard"><text:s text:c="4"/>Goal: Cheese </text:p>
      <text:p text:style-name="Standard"/>
      <text:p text:style-name="Standard"/>
      <text:p text:style-name="Standard">ELEPHANT </text:p>
      <text:p text:style-name="Standard"/>
      <text:p text:style-name="Standard"><text:s text:c="4"/>scared of mice!</text:p>
      <text:p text:style-name="Standard"/>
      <text:p text:style-name="Standard"><text:s text:c="4"/>personality : guy who is scared as fuck of everything / jumpy (irl it's because elephants can't see so well and mice are fast moving and unpredictable which spooks them. like seeing a bug run by suddenly)</text:p>
      <text:p text:style-name="Standard"/>
      <text:p text:style-name="Standard"><text:s text:c="4"/>theyre outside the fiar because they're too scared to enter (they'd have to be let in by the giraffe and that's scary)</text:p>
      <text:p text:style-name="Standard"/>
      <text:p text:style-name="Standard"><text:s text:c="4"/>i think they should be inside the fair, but perhaps just milling about rather than manning a stall? you could find them in the food court</text:p>
      <text:p text:style-name="Standard"/>
      <text:p text:style-name="Standard"><text:s text:c="4"/>they should have some sort of goal that's different from the protag's but still relatable to her. like maybe they don't necessarily want to buy something from the vendors, but they want to work up the courage to do some other task...</text:p>
      <text:p text:style-name="Standard"/>
      <text:p text:style-name="Standard"><text:s text:c="4"/>they could be agoraphobic and so are trying to force themselves to go in a crowd, or to be in a place they don't know...</text:p>
      <text:p text:style-name="Standard"/>
      <text:p text:style-name="Standard"/>
      <text:p text:style-name="Standard">GIRAFFE </text:p>
      <text:p text:style-name="Standard"/>
      <text:p text:style-name="Standard"><text:s text:c="4"/>too tall to notice you, you have to get their attention</text:p>
      <text:p text:style-name="Standard"/>
      <text:p text:style-name="Standard"><text:s text:c="4"/>personality : maybe bored ? like the aloof type character OR they're like playing the guitar and/or singing and if you whistle with them they'll notice you</text:p>
      <text:p text:style-name="Standard"/>
      <text:p text:style-name="Standard"><text:soft-page-break/><text:s text:c="4"/>maybe you have to get them to notice you because they're the person letting people into the cheese expo? &lt;- giraffe bouncer... that's a fun one !</text:p>
      <text:p text:style-name="Standard"/>
      <text:p text:style-name="Standard"><text:s text:c="4"/>WHISTLES out of boredom ? and that's where you learn that verb </text:p>
      <text:p text:style-name="Standard"/>
      <text:p text:style-name="Standard"/>
      <text:p text:style-name="Standard">COW </text:p>
      <text:p text:style-name="Standard"/>
      <text:p text:style-name="Standard"><text:s text:c="4"/>makes the BEST cheese (?) or the most experienced </text:p>
      <text:p text:style-name="Standard"/>
      <text:p text:style-name="Standard"/>
      <text:p text:style-name="Standard">POTENTIAL IDEAS</text:p>
      <text:p text:style-name="Standard">- other animals capable of cheese: goat, yak, sheep, water buffalo </text:p>
      <text:p text:style-name="Standard">- raccoon chef as reference to EEAAO </text:p>
      <text:p text:style-name="Standard">- bird who responds to WHISTLE </text:p>
      <text:p text:style-name="Standard"/>
      <text:p text:style-name="Standard"/>
      <text:p text:style-name="Standard">VERBS </text:p>
      <text:p text:style-name="Standard"/>
      <text:p text:style-name="Standard">SQUEAK - start with this </text:p>
      <text:p text:style-name="Standard">NIBBLE - start with this, and you get to use it on the cheese at the end </text:p>
      <text:p text:style-name="Standard"/>
      <text:p text:style-name="Standard">STARE: </text:p>
      <text:p text:style-name="Standard"><text:s text:c="4"/>- learned from: giraffe when they finally see you </text:p>
      <text:p text:style-name="Standard">WHISTLE:</text:p>
      <text:p text:style-name="Standard"><text:s text:c="4"/>- learned from: giraffe before they notice you </text:p>
      <text:p text:style-name="Standard"><text:s text:c="4"/>- special with: </text:p>
      <text:p text:style-name="Standard"><text:s text:c="8"/>- giraffe: get their attention </text:p>
      <text:p text:style-name="Standard"><text:s text:c="8"/>- bird: whistles or SINGS back</text:p>
      <text:p text:style-name="Standard"><text:s text:c="8"/></text:p>
      <text:p text:style-name="Standard">BRAINSTORMING: </text:p>
      <text:p text:style-name="Standard"><text:s text:c="4"/>PLEAD / BEG (maybe you get this from elephant freaking out at you)</text:p>
      <text:p text:style-name="Standard"><text:s text:c="4"/>BITE</text:p>
      <text:p text:style-name="Standard"><text:s text:c="4"/>WAIL</text:p>
      <text:p text:style-name="Standard"><text:s text:c="4"/>WHIMPER</text:p>
      <text:p text:style-name="Standard"><text:s text:c="4"/>QUAVER</text:p>
      <text:p text:style-name="Standard"><text:s text:c="4"/>COWER</text:p>
      <text:p text:style-name="Standard"><text:s text:c="4"/>GRIN / SMILE</text:p>
      <text:p text:style-name="Standard"><text:s text:c="4"/>WINK</text:p>
      <text:p text:style-name="Standard"><text:s text:c="4"/>PERSUADE</text:p>
      <text:p text:style-name="Standard"><text:s text:c="4"/>SHOUT</text:p>
      <text:p text:style-name="Standard"><text:s text:c="4"/>MEOW / other non-mouse animal noises (which you get from the other animals of course)</text:p>
      <text:p text:style-name="Standard"><text:s text:c="4"/>YAP / CHATTER</text:p>
      <text:p text:style-name="Standard"><text:s text:c="4"/>BOAST (from oblivion)</text:p>
      <text:p text:style-name="Standard"><text:s text:c="4"/>NEEDLE (as in bother but also... porcupine?)</text:p>
      <text:p text:style-name="Standard"><text:s text:c="4"/>SNARK </text:p>
      <text:p text:style-name="Standard"><text:s text:c="4"/>BANTER </text:p>
      <text:p text:style-name="Standard"><text:s text:c="4"/>YAWN (could be fun for a 'get them to yawn' type interaction) (&lt;- this is fun !)(yippie)</text:p>
      <text:p text:style-name="Standard"><text:s text:c="4"/>DISPUTE</text:p>
      <text:p text:style-name="Standard"><text:soft-page-break/><text:s text:c="4"/>THREATEN (I'm thinking of sometimes in morrowind you want to piss someone off on purpose to get them to do something) (kind of reminds me of demon negociation in smt, you dont want to always be nice to them)(plus I like the 'negative' ones having uses, otherwise you'd just fill your deck with positive things)(we could also do one that's an animal with a threat display where you have to sort of make yourself look tough to earn their respect! so it's a positive interaction with 'negative' verbs) (yeah, you threaten them enough and they go hell yeah lil guy i like your guts)(SO TRUE!!)</text:p>
      <text:p text:style-name="Standard"><text:s text:c="4"/>HISS (could be fun if you could learn it from a cat or snake and then go and use it with the other)</text:p>
      <text:p text:style-name="Standard"><text:s text:c="4"/>SING</text:p>
      <text:p text:style-name="Standard"><text:s text:c="4"/>DECLARE</text:p>
      <text:p text:style-name="Standard"><text:s text:c="4"/>COMPLIMENT (how do you say in english ?)</text:p>
      <text:p text:style-name="Standard"><text:s text:c="4"/>GOSSIP</text:p>
      <text:p text:style-name="Standard"><text:s text:c="4"/>ARGUE</text:p>
      <text:p text:style-name="Standard"><text:s text:c="4"/>ROAR</text:p>
      <text:p text:style-name="Standard"><text:s text:c="4"/>GLARE (this one's fun... maybe you get it by making somebody really mad) (or maybe you keep interacting with them without using the wheel) (then they get angry and glare at you and you learn it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1:36:00.911554900</meta:creation-date>
    <dc:date>2025-03-30T11:37:07.664657042</dc:date>
    <meta:editing-duration>PT1M8S</meta:editing-duration>
    <meta:editing-cycles>1</meta:editing-cycles>
    <meta:document-statistic meta:table-count="0" meta:image-count="0" meta:object-count="0" meta:page-count="4" meta:paragraph-count="96" meta:word-count="866" meta:character-count="4981" meta:non-whitespace-character-count="3970"/>
    <meta:generator>LibreOffice/24.2.5.2$MacOSX_X86_64 LibreOffice_project/bffef4ea93e59bebbeaf7f431bb02b1a39ee8a59</meta:generator>
  </office:meta>
</office:document-meta>
</file>